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ddef"/>
    </style:style>
    <style:style style:name="T1" style:family="text">
      <style:text-properties officeooo:rsid="00101674"/>
    </style:style>
    <style:style style:name="T2" style:family="text">
      <style:text-properties officeooo:rsid="0011dd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 text:c="2"/></text:span></text:p>
      <text:p text:style-name="P1">Na questão 2- d) foram verificadas aproximações <text:span text:style-name="T1">melhores</text:span> do resultado do sistema com valores muito pequenos de E como 10⁻¹⁰ e 10⁻¹⁵. Quando a matriz A possuía valores <text:span text:style-name="T1">com zeros era impossível verificar o resultado, uma vez que o sistema cairia em divisões por zer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22:37:05.754521383</meta:creation-date>
    <dc:date>2024-04-29T22:52:00.940505363</dc:date>
    <meta:editing-duration>PT4M15S</meta:editing-duration>
    <meta:editing-cycles>1</meta:editing-cycles>
    <meta:document-statistic meta:table-count="0" meta:image-count="0" meta:object-count="0" meta:page-count="1" meta:paragraph-count="2" meta:word-count="50" meta:character-count="267" meta:non-whitespace-character-count="221"/>
    <meta:generator>LibreOffice/7.3.7.2$Linux_X86_64 LibreOffice_project/30$Build-2</meta:generator>
  </office:meta>
</office:document-meta>
</file>